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7.7335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9.2772in"/>
    </style:style>
    <style:style style:name="co6" style:family="table-column">
      <style:table-column-properties fo:break-before="auto" style:column-width="7.9154in"/>
    </style:style>
    <style:style style:name="co7" style:family="table-column">
      <style:table-column-properties fo:break-before="auto" style:column-width="2.9626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Placed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CAPC1005X55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00p</text:p>
          </table:table-cell>
          <table:table-cell office:value-type="string" calcext:value-type="string">
            <text:p>https://www.mouser.sg/ProductDetail/Vishay-Cera-Mite/562R10TST20?qs=1Vd4QiMLiWEhnW3IqIibiA==</text:p>
          </table:table-cell>
          <table:table-cell office:value-type="string" calcext:value-type="string">
            <text:p>220p Ceramic Capacitor</text:p>
          </table:table-cell>
          <table:table-cell office:value-type="string" calcext:value-type="string">
            <text:p>CAP2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1,C12,C13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CAPC1005X55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7,R19,R39,R41,R43,R45,R52,R54,R56,R62,R64,R66,R72,R74,R76</text:p>
          </table:table-cell>
          <table:table-cell table:style-name="ce1"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RES4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8,R20,R40,R42,R44,R46,R50,R51,R53,R55,R57,R60,R61,R63,R65,R67,R70,R71,R73,R75,R77</text:p>
          </table:table-cell>
          <table:table-cell table:style-name="ce1"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RES4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2</text:p>
          </table:table-cell>
          <table:table-cell table:style-name="ce1" office:value-type="string" calcext:value-type="string">
            <text:p>220</text:p>
          </table:table-cell>
          <table:table-cell office:value-type="string" calcext:value-type="string">
            <text:p>https://www.mouser.sg/ProductDetail/Vishay-Dale/CMF55220R00FHEK?qs=UEmB0FaNOjg2TC4qgSAJvQ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RES4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,R24,R25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https://www.mouser.sg/ProductDetail/Vishay-Dale/CMF5575R000FHEB?qs=M0%2FukCt83fAn7GYP4qi24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RES4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4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https://www.mouser.sg/ProductDetail/Vishay-Dale/CMF55100R00FHEK?qs=E1R6yEsG10vYngbhrGJpc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RES4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table:style-name="ce1" office:value-type="string" calcext:value-type="string">
            <text:p>470</text:p>
          </table:table-cell>
          <table:table-cell office:value-type="string" calcext:value-type="string">
            <text:p>https://www.mouser.sg/ProductDetail/Vishay-BC-Components/SFR25H0004700FR500?qs=58bml8Dt%2FllkS%252Ba6658qMg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RES4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3,U73</text:p>
          </table:table-cell>
          <table:table-cell table:style-name="ce1"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DR?qs=SL3LIuy2dWwMb1IRls9bqA%3D%3D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4,U54,U94</text:p>
          </table:table-cell>
          <table:table-cell table:style-name="ce1"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25,U213,U216,U255,U256,U259,U263,U264,U284,U430,U484,U629</text:p>
          </table:table-cell>
          <table:table-cell table:style-name="ce1"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6,U34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2</text:p>
          </table:table-cell>
          <table:table-cell table:style-name="ce1"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7</text:p>
          </table:table-cell>
          <table:table-cell office:value-type="string" calcext:value-type="string">
            <text:p>74LS11</text:p>
          </table:table-cell>
          <table:table-cell office:value-type="string" calcext:value-type="string">
            <text:p>https://www.mouser.sg/ProductDetail/Texas-Instruments/SN74LS11DR?qs=sGAEpiMZZMutXGli8Ay4kP28D9wZ8SQIaoHi3xvjif4%3D</text:p>
          </table:table-cell>
          <table:table-cell office:value-type="string" calcext:value-type="string">
            <text:p>Triple 3-Input Positive-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6,U210,U211</text:p>
          </table:table-cell>
          <table:table-cell table:style-name="ce1"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DR?qs=UG%2F8xqv%2F6Wcr2VkhPBBoGA%3D%3D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7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5,U394</text:p>
          </table:table-cell>
          <table:table-cell table:style-name="ce1"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17,U218,U219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60,U261,U262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65,U266,U267,U268,U269,U270,U271,U272,U273,U274,U275,U276,U277,U278,U279,U280,U631,U632,U633,U634,U635</text:p>
          </table:table-cell>
          <table:table-cell table:style-name="ce1"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44</text:p>
          </table:table-cell>
          <table:table-cell table:style-name="ce1"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361,U363,U385,U391,U393,U597,U628,U636</text:p>
          </table:table-cell>
          <table:table-cell table:style-name="ce1"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85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90</text:p>
          </table:table-cell>
          <table:table-cell office:value-type="string" calcext:value-type="string">
            <text:p>74LS682</text:p>
          </table:table-cell>
          <table:table-cell office:value-type="string" calcext:value-type="string">
            <text:p>https://www.mouser.sg/ProductDetail/Texas-Instruments/SN74LS682NSR?qs=UG%2F8xqv%2F6Wf%252BtjFXUxef2A%3D%3D</text:p>
          </table:table-cell>
          <table:table-cell office:value-type="string" calcext:value-type="string">
            <text:p>8-Bit Magnitude Comparato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92</text:p>
          </table:table-cell>
          <table:table-cell office:value-type="string" calcext:value-type="string">
            <text:p>ADM709LARZ</text:p>
          </table:table-cell>
          <table:table-cell office:value-type="string" calcext:value-type="string">
            <text:p>https://www.mouser.sg/ProductDetail/Analog-Devices/ADM709LARZ?qs=BpaRKvA4VqHy5OxrBQwb0w%3D%3D</text:p>
          </table:table-cell>
          <table:table-cell office:value-type="string" calcext:value-type="string">
            <text:p>Processor Supervisor 4.65V 200uA 8-SOIC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25,U626,U627</text:p>
          </table:table-cell>
          <table:table-cell office:value-type="string" calcext:value-type="string">
            <text:p>ADA4430-1YKSZ-R7</text:p>
          </table:table-cell>
          <table:table-cell office:value-type="string" calcext:value-type="string">
            <text:p>https://www.mouser.sg/ProductDetail/Analog-Devices/ADA4430-1YKSZ-R7?qs=BpaRKvA4VqFNXyz5Q8X2jQ%3D%3D</text:p>
          </table:table-cell>
          <table:table-cell office:value-type="string" calcext:value-type="string">
            <text:p>ANALOG DEVICES - ADA4430-1YKSZ-R7 - SD VIDEO FILTER, 9.5MHZ, SC-70-6, FULL R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30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T</text:p>
          </table:table-cell>
          <table:table-cell table:style-name="ce1"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8</text:p>
          </table:table-cell>
          <table:table-cell table:style-name="ce1" office:value-type="string" calcext:value-type="string">
            <text:p>74148</text:p>
          </table:table-cell>
          <table:table-cell office:value-type="string" calcext:value-type="string">
            <text:p>https://www.mouser.sg/ProductDetail/Texas-Instruments/SN74LS148DR?qs=N6WZOzgtpqUYbR2JHrDnOg%3D%3D</text:p>
          </table:table-cell>
          <table:table-cell office:value-type="string" calcext:value-type="string">
            <text:p>8-Line To 3-Line Priority Encod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N,3P,3R,3S</text:p>
          </table:table-cell>
          <table:table-cell table:style-name="ce1"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T,3TT,4P,5P</text:p>
          </table:table-cell>
          <table:table-cell table:style-name="ce1"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,8D2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</text:p>
          </table:table-cell>
          <table:table-cell table:style-name="ce1"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DR?qs=sGAEpiMZZMutXGli8Ay4kP28D9wZ8SQI5p3xXbui0l0%3D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R</text:p>
          </table:table-cell>
          <table:table-cell table:style-name="ce1"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T</text:p>
          </table:table-cell>
          <table:table-cell table:style-name="ce1" office:value-type="string" calcext:value-type="string">
            <text:p>74368</text:p>
          </table:table-cell>
          <table:table-cell office:value-type="string" calcext:value-type="string">
            <text:p>https://www.mouser.sg/ProductDetail/Texas-Instruments/SN74LS368AD?qs=SL3LIuy2dWyIGR1nOmwsZA%3D%3D</text:p>
          </table:table-cell>
          <table:table-cell office:value-type="string" calcext:value-type="string">
            <text:p>Hex Buffers/Line Drivers with Inverting Tristate Output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F8,5H8,5J8,5K8</text:p>
          </table:table-cell>
          <table:table-cell table:style-name="ce1"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2,6F2</text:p>
          </table:table-cell>
          <table:table-cell table:style-name="ce1"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A2,8B2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B2,7C2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DWR?qs=w32V8uFkMxmdnuKq6FiFpw%3D%3D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R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RGB0</text:p>
          </table:table-cell>
          <table:table-cell office:value-type="string" calcext:value-type="string">
            <text:p>TST-110-04-L-D-RA</text:p>
          </table:table-cell>
          <table:table-cell office:value-type="string" calcext:value-type="string">
            <text:p>https://www.mouser.sg/ProductDetail/Samtec/TST-110-04-L-D-RA?qs=rU5fayqh%252BE0tH2YmPykHsg%3D%3D</text:p>
          </table:table-cell>
          <table:table-cell office:value-type="string" calcext:value-type="string">
            <text:p>Samtec TST, 2.54mm Pitch, 20 Way, 2 Row PCB Terminal Block Header, Surface Mount</text:p>
          </table:table-cell>
          <table:table-cell office:value-type="string" calcext:value-type="string">
            <text:p>SHDRRA20W64P254_2X10_3302X889X927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W9,DSW13,DSW19,DSW20,DSW21,DSW22</text:p>
          </table:table-cell>
          <table:table-cell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SW-DIP2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W12</text:p>
          </table:table-cell>
          <table:table-cell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SW-DIP8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BUSP1,VIDEOP1</text:p>
          </table:table-cell>
          <table:table-cell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table:style-name="ce1" office:value-type="string" calcext:value-type="string">
            <text:p>09021646921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RAMSEL1</text:p>
          </table:table-cell>
          <table:table-cell office:value-type="string" calcext:value-type="string">
            <text:p>CONN-SIL8</text:p>
          </table:table-cell>
          <table:table-cell office:value-type="string" calcext:value-type="string">
            <text:p>https://www.mouser.sg/ProductDetail/Molex/90121-0128?qs=PvP5v7EimsmfZ8WDsc6%252Bu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ONN-SIL8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E2NEW</text:p>
          </table:table-cell>
          <table:table-cell table:style-name="ce1"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ER1,LAYER2,LAYER3,LAYER4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HDRRA10W64P254_2X5_2032X889X927P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V1,RV2,RV3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https://www.mouser.sg/ProductDetail/Bourns/3006P-7-101LF?qs=GiVA9kKujyafZRjN8HNnfA%3D%3D</text:p>
          </table:table-cell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PRE-MT0.75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1</text:p>
          </table:table-cell>
          <table:table-cell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CONN-DIL8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2</text:p>
          </table:table-cell>
          <table:table-cell office:value-type="string" calcext:value-type="string">
            <text:p>2311586-4</text:p>
          </table:table-cell>
          <table:table-cell office:value-type="string" calcext:value-type="string">
            <text:p>https://www.mouser.sg/ProductDetail/TE-Connectivity/2311586-4?qs=rrS6PyfT74fCtSRxG4pC6w%3D%3D</text:p>
          </table:table-cell>
          <table:table-cell office:value-type="string" calcext:value-type="string">
            <text:p>D-Sub High Density Connectors AMPL REC, HD22 R/A 15P THREADED BLU</text:p>
          </table:table-cell>
          <table:table-cell table:style-name="ce1" office:value-type="string" calcext:value-type="string">
            <text:p>23115864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https://www.mouser.sg/ProductDetail/520-HCU1209-SX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XTAL18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100nF (0.1uF) capacitor for DIP ICs marked with extra DC near pin 1</text:p>
          </table:table-cell>
          <table:table-cell office:value-type="string" calcext:value-type="string">
            <text:p>K104K15X7RF53H5</text:p>
          </table:table-cell>
          <table:table-cell office:value-type="string" calcext:value-type="string">
            <text:p>https://www.mouser.sg/ProductDetail/Vishay-BC-Components/K104K15X7RF53H5?qs=sYfpZ29HcUSlgH5bSUHkYw%3D%3D</text:p>
          </table:table-cell>
          <table:table-cell office:value-type="string" calcext:value-type="string">
            <text:p>Decoupling capacitors for each DC component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e 100nF (0.1uF) capacitor for SMT ICs marked with extra SDC near pin 1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Decoupling capacitors for each SDC component</text:p>
          </table:table-cell>
          <table:table-cell/>
          <table:table-cell office:value-type="string" calcext:value-type="string">
            <text:p>Top C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21:50:26.238000000</meta:creation-date>
    <dc:date>2025-06-13T21:54:14.092000000</dc:date>
    <meta:editing-duration>PT3M47S</meta:editing-duration>
    <meta:editing-cycles>2</meta:editing-cycles>
    <meta:generator>LibreOffice/7.6.2.1$Windows_X86_64 LibreOffice_project/56f7684011345957bbf33a7ee678afaf4d2ba333</meta:generator>
    <meta:document-statistic meta:table-count="1" meta:cell-count="438" meta:object-count="0"/>
  </office:meta>
</office:document-meta>
</file>